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1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5" calcext:value-type="float">
            <text:p>15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</table:table>
      <table:table table:name="Spitfire IIb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IC App: Sailing on the Seas of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2" calcext:value-type="date">
            <text:p>2025-10-22</text:p>
          </table:table-cell>
          <table:table-cell office:value-type="string" calcext:value-type="string">
            <text:p>IC App: On a Mission of Mer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IC App: Rat in the Pi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ame 6: Rat in the Pi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KS: Government Procedur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Pharma Cereprax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IC App: Shit Sh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Plan 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KS: Federated Boeing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Signature Masking 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Heavy Internal Remote Turret Weapon Mount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Creative Writing: Icarus Part I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ond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2" table:target-range-address="'Spitfire IIb Influence'.A3:'Spitfire IIb Influence'.C2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Grond Influence'.A3:'Grond Influence'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00-00-00</text:date>, <text:time style:data-style-name="N2" text:time-value="16:44:32.0852432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11T16:46:56.940883700</dc:date>
    <meta:editing-duration>PT1H56M35S</meta:editing-duration>
    <meta:editing-cycles>28</meta:editing-cycles>
    <meta:generator>LibreOffice/25.2.6.2$Linux_X86_64 LibreOffice_project/520$Build-2</meta:generator>
    <meta:document-statistic meta:table-count="4" meta:cell-count="148" meta:object-count="0"/>
  </office:meta>
</office:document-meta>
</file>